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71" calcext:value-type="float">
            <text:p>71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56.5" calcext:value-type="float">
            <text:p>5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57" calcext:value-type="float">
            <text:p>57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table:number-columns-repeated="7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25T10:57:31.979970953</dc:date>
    <meta:editing-duration>PT5H51M33S</meta:editing-duration>
    <meta:editing-cycles>64</meta:editing-cycles>
    <meta:generator>LibreOffice/7.4.3.2$MacOSX_X86_64 LibreOffice_project/1048a8393ae2eeec98dff31b5c133c5f1d08b890</meta:generator>
    <meta:document-statistic meta:table-count="1" meta:cell-count="239" meta:object-count="0"/>
  </office:meta>
</office:document-meta>
</file>